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f2ff" officeooo:paragraph-rsid="001ef2ff"/>
    </style:style>
    <style:style style:name="P2" style:family="paragraph" style:parent-style-name="Standard">
      <style:text-properties officeooo:rsid="001fab1c" officeooo:paragraph-rsid="001fab1c"/>
    </style:style>
    <style:style style:name="P3" style:family="paragraph" style:parent-style-name="Standard">
      <style:text-properties officeooo:rsid="00212821" officeooo:paragraph-rsid="00212821"/>
    </style:style>
    <style:style style:name="P4" style:family="paragraph" style:parent-style-name="Standard">
      <style:text-properties officeooo:rsid="002150d6" officeooo:paragraph-rsid="002150d6"/>
    </style:style>
    <style:style style:name="P5" style:family="paragraph" style:parent-style-name="Standard">
      <style:text-properties fo:color="#000000" officeooo:rsid="002701de" officeooo:paragraph-rsid="002701de"/>
    </style:style>
    <style:style style:name="P6" style:family="paragraph" style:parent-style-name="Standard">
      <style:text-properties fo:color="#ff0000" officeooo:rsid="00212821" officeooo:paragraph-rsid="00212821"/>
    </style:style>
    <style:style style:name="P7" style:family="paragraph" style:parent-style-name="Standard" style:list-style-name="L1">
      <style:text-properties officeooo:rsid="001fab1c" officeooo:paragraph-rsid="001fab1c"/>
    </style:style>
    <style:style style:name="P8" style:family="paragraph" style:parent-style-name="Standard">
      <style:text-properties officeooo:rsid="001fab1c" officeooo:paragraph-rsid="001fab1c"/>
    </style:style>
    <style:style style:name="P9" style:family="paragraph" style:parent-style-name="Standard" style:list-style-name="L2">
      <style:text-properties officeooo:rsid="00212821" officeooo:paragraph-rsid="00212821"/>
    </style:style>
    <style:style style:name="P10" style:family="paragraph" style:parent-style-name="Standard" style:list-style-name="L3">
      <style:text-properties officeooo:rsid="00212821" officeooo:paragraph-rsid="00212821"/>
    </style:style>
    <style:style style:name="P11" style:family="paragraph" style:parent-style-name="Standard" style:list-style-name="L3">
      <style:text-properties officeooo:rsid="00212821" officeooo:paragraph-rsid="00254795"/>
    </style:style>
    <style:style style:name="P12" style:family="paragraph" style:parent-style-name="Standard" style:list-style-name="L4">
      <style:text-properties officeooo:rsid="00212821" officeooo:paragraph-rsid="00254795"/>
    </style:style>
    <style:style style:name="P13" style:family="paragraph" style:parent-style-name="Standard" style:list-style-name="L5">
      <style:text-properties officeooo:rsid="00212821" officeooo:paragraph-rsid="00254795"/>
    </style:style>
    <style:style style:name="P14" style:family="paragraph" style:parent-style-name="Standard" style:list-style-name="L6">
      <style:text-properties officeooo:rsid="00212821" officeooo:paragraph-rsid="00256be7"/>
    </style:style>
    <style:style style:name="P15" style:family="paragraph" style:parent-style-name="Standard" style:list-style-name="L7">
      <style:text-properties officeooo:rsid="00212821" officeooo:paragraph-rsid="00212821"/>
    </style:style>
    <style:style style:name="P16" style:family="paragraph" style:parent-style-name="Standard">
      <style:text-properties officeooo:rsid="00212821" officeooo:paragraph-rsid="00212821"/>
    </style:style>
    <style:style style:name="P17" style:family="paragraph" style:parent-style-name="Standard" style:list-style-name="L2">
      <style:text-properties officeooo:rsid="002178c8" officeooo:paragraph-rsid="002178c8"/>
    </style:style>
    <style:style style:name="P18" style:family="paragraph" style:parent-style-name="Standard" style:list-style-name="L2">
      <style:text-properties fo:color="#000000" officeooo:rsid="0022dea0" officeooo:paragraph-rsid="0022dea0"/>
    </style:style>
    <style:style style:name="P19" style:family="paragraph" style:parent-style-name="Standard" style:list-style-name="L8">
      <style:text-properties fo:color="#000000" officeooo:rsid="002701de" officeooo:paragraph-rsid="002701de"/>
    </style:style>
    <style:style style:name="P20" style:family="paragraph" style:parent-style-name="Standard" style:list-style-name="L5">
      <style:text-properties officeooo:paragraph-rsid="00254795"/>
    </style:style>
    <style:style style:name="P21" style:family="paragraph" style:parent-style-name="Standard">
      <style:text-properties fo:color="#ff0000" officeooo:rsid="002701de" officeooo:paragraph-rsid="002701de"/>
    </style:style>
    <style:style style:name="P22" style:family="paragraph" style:parent-style-name="Standard">
      <style:text-properties fo:color="#ff0000" officeooo:rsid="00280dba" officeooo:paragraph-rsid="002701de"/>
    </style:style>
    <style:style style:name="P23" style:family="paragraph" style:parent-style-name="Standard">
      <style:text-properties fo:color="#ff0000" officeooo:rsid="00280dba" officeooo:paragraph-rsid="00280dba"/>
    </style:style>
    <style:style style:name="P24" style:family="paragraph" style:parent-style-name="Standard" style:list-style-name="L9">
      <style:text-properties fo:color="#ff0000" officeooo:rsid="00280dba" officeooo:paragraph-rsid="00280dba"/>
    </style:style>
    <style:style style:name="P25" style:family="paragraph" style:parent-style-name="Standard" style:list-style-name="L10">
      <style:text-properties fo:color="#ff0000" officeooo:rsid="00280dba" officeooo:paragraph-rsid="00280dba"/>
    </style:style>
    <style:style style:name="P26" style:family="paragraph" style:parent-style-name="Standard">
      <style:text-properties officeooo:paragraph-rsid="00297284"/>
    </style:style>
    <style:style style:name="P27" style:family="paragraph" style:parent-style-name="Standard">
      <style:text-properties officeooo:rsid="001ef2ff" officeooo:paragraph-rsid="001ef2ff"/>
    </style:style>
    <style:style style:name="P28" style:family="paragraph" style:parent-style-name="Standard">
      <style:text-properties officeooo:rsid="002150d6" officeooo:paragraph-rsid="002150d6"/>
    </style:style>
    <style:style style:name="P29" style:family="paragraph" style:parent-style-name="Standard" style:list-style-name="L12">
      <style:text-properties officeooo:paragraph-rsid="00297284"/>
    </style:style>
    <style:style style:name="P30" style:family="paragraph" style:parent-style-name="Standard" style:list-style-name="L15">
      <style:text-properties officeooo:paragraph-rsid="00297284"/>
    </style:style>
    <style:style style:name="P31" style:family="paragraph" style:parent-style-name="Standard" style:list-style-name="L15">
      <style:text-properties officeooo:paragraph-rsid="00280dba"/>
    </style:style>
    <style:style style:name="T1" style:family="text">
      <style:text-properties fo:color="#ff0000"/>
    </style:style>
    <style:style style:name="T2" style:family="text">
      <style:text-properties fo:color="#ff0000" officeooo:rsid="002150d6"/>
    </style:style>
    <style:style style:name="T3" style:family="text">
      <style:text-properties fo:color="#ff0000" officeooo:rsid="002178c8"/>
    </style:style>
    <style:style style:name="T4" style:family="text">
      <style:text-properties fo:color="#ff0000" officeooo:rsid="0022dea0"/>
    </style:style>
    <style:style style:name="T5" style:family="text">
      <style:text-properties fo:color="#ff0000" officeooo:rsid="00238b91"/>
    </style:style>
    <style:style style:name="T6" style:family="text">
      <style:text-properties fo:color="#ff0000" officeooo:rsid="00254795"/>
    </style:style>
    <style:style style:name="T7" style:family="text">
      <style:text-properties fo:color="#ff0000" officeooo:rsid="00280dba"/>
    </style:style>
    <style:style style:name="T8" style:family="text">
      <style:text-properties fo:color="#ff0000" officeooo:rsid="00297284"/>
    </style:style>
    <style:style style:name="T9" style:family="text">
      <style:text-properties fo:color="#ff3300" officeooo:rsid="002150d6"/>
    </style:style>
    <style:style style:name="T10" style:family="text">
      <style:text-properties fo:color="#ff3300" officeooo:rsid="002178c8"/>
    </style:style>
    <style:style style:name="T11" style:family="text">
      <style:text-properties fo:color="#1c1c1c" officeooo:rsid="00254795"/>
    </style:style>
    <style:style style:name="T12" style:family="text">
      <style:text-properties fo:color="#1c1c1c" officeooo:rsid="00297284"/>
    </style:style>
    <style:style style:name="T13" style:family="text">
      <style:text-properties officeooo:rsid="0029728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">Minutes</text:span> gr<text:span text:style-name="T13">oupmeeting</text:span> 19.02</text:p>
      <text:p text:style-name="P1"/>
      <text:p text:style-name="P3">Game = Controller</text:p>
      <text:p text:style-name="P4">Board = model</text:p>
      <text:p text:style-name="P4">GUI = view</text:p>
      <text:p text:style-name="P3"/>
      <text:p text:style-name="P1"/>
      <text:p text:style-name="P3">Tasks: <text:span text:style-name="T13">(Planning poker points in red)</text:span></text:p>
      <text:p text:style-name="P1"/>
      <text:p text:style-name="P2">Piece:</text:p>
      <text:list xml:id="list6503491774283979851" text:style-name="L1">
        <text:list-item>
          <text:p text:style-name="P7"/>
        </text:list-item>
        <text:list-item>
          <text:p text:style-name="P7"><text:tab/>K<text:span text:style-name="T13">(King)/(Konge)</text:span><text:tab/><text:span text:style-name="T1">-<text:tab/></text:span><text:span text:style-name="T2">3</text:span></text:p>
        </text:list-item>
        <text:list-item>
          <text:p text:style-name="P7"><text:tab/>Q<text:span text:style-name="T13">(Queen)/(Dame)</text:span><text:tab/><text:span text:style-name="T1">-<text:tab/></text:span></text:p>
        </text:list-item>
        <text:list-item>
          <text:p text:style-name="P7"><text:s/><text:tab/>R<text:span text:style-name="T13">(Rook)/(Tårn)<text:tab/></text:span><text:span text:style-name="T2">-<text:tab/></text:span><text:span text:style-name="T8">Queen</text:span><text:span text:style-name="T2"> </text:span><text:span text:style-name="T8">+ rook</text:span><text:span text:style-name="T2"> </text:span><text:span text:style-name="T8">+ bishop</text:span><text:span text:style-name="T2"> = 8</text:span></text:p>
        </text:list-item>
        <text:list-item>
          <text:p text:style-name="P7"><text:s/><text:tab/>B<text:span text:style-name="T13">(bishop)/(Løper)<text:tab/></text:span><text:span text:style-name="T2">-</text:span></text:p>
        </text:list-item>
        <text:list-item>
          <text:p text:style-name="P7"><text:s/><text:tab/>N<text:span text:style-name="T13">(Knight)/(Hest)<text:tab/></text:span><text:span text:style-name="T9">-<text:tab/></text:span><text:span text:style-name="T10">5</text:span></text:p>
        </text:list-item>
        <text:list-item>
          <text:p text:style-name="P7"><text:tab/>P<text:span text:style-name="T13">(Pawn)/(Bonde)<text:tab/></text:span><text:span text:style-name="T2">-<text:tab/></text:span><text:span text:style-name="T3">8</text:span></text:p>
        </text:list-item>
      </text:list>
      <text:p text:style-name="P2"><text:line-break/>Piece(<text:span text:style-name="T13">superclass</text:span>)<text:tab/><text:span text:style-name="T1">-<text:tab/></text:span><text:span text:style-name="T3">2</text:span></text:p>
      <text:p text:style-name="P2">getMoves<text:span text:style-name="T13">()<text:tab/></text:span> <text:tab/><text:span text:style-name="T1">- <text:tab/></text:span><text:span text:style-name="T3">0</text:span></text:p>
      <text:p text:style-name="P2"/>
      <text:p text:style-name="P3">Board:</text:p>
      <text:list xml:id="list4665172279889088618" text:style-name="L2">
        <text:list-item>
          <text:p text:style-name="P9"><text:span text:style-name="T13">Move piece</text:span><text:tab/><text:tab/><text:span text:style-name="T1">- <text:tab/></text:span><text:span text:style-name="T3">1</text:span></text:p>
        </text:list-item>
        <text:list-item>
          <text:p text:style-name="P17"><text:span text:style-name="T13">Organize data</text:span><text:tab/><text:tab/><text:span text:style-name="T1">-<text:tab/></text:span><text:span text:style-name="T4">1</text:span></text:p>
        </text:list-item>
        <text:list-item>
          <text:p text:style-name="P9">getDimensions()<text:tab/><text:span text:style-name="T1">-<text:tab/></text:span><text:span text:style-name="T4">1</text:span></text:p>
        </text:list-item>
        <text:list-item>
          <text:p text:style-name="P18">Init<text:span text:style-name="T13">ialize</text:span> b<text:span text:style-name="T13">oard</text:span><text:tab/><text:span text:style-name="T1">-<text:tab/>3</text:span></text:p>
        </text:list-item>
      </text:list>
      <text:p text:style-name="P3"/>
      <text:p text:style-name="P3">GUI:</text:p>
      <text:p text:style-name="P3"/>
      <text:list xml:id="list8408790596103857895" text:style-name="L3">
        <text:list-item>
          <text:p text:style-name="P10">I<text:span text:style-name="T13">cons</text:span> <text:tab/><text:tab/><text:span text:style-name="T1">- <text:tab/></text:span><text:span text:style-name="T6">5</text:span></text:p>
        </text:list-item>
        <text:list-item>
          <text:p text:style-name="P11"><text:span text:style-name="T13">draw board</text:span><text:tab/><text:span text:style-name="T1">- <text:tab/></text:span><text:span text:style-name="T6">5</text:span></text:p>
        </text:list-item>
        <text:list-item>
          <text:p text:style-name="P11">move input<text:tab/><text:span text:style-name="T1">- <text:tab/></text:span><text:span text:style-name="T6">8</text:span></text:p>
        </text:list-item>
        <text:list-item>
          <text:p text:style-name="P11">presentere vindu<text:tab/><text:span text:style-name="T1">- <text:tab/></text:span><text:span text:style-name="T6">3</text:span></text:p>
        </text:list-item>
        <text:list-item>
          <text:p text:style-name="P11"><text:span text:style-name="T13">start game</text:span><text:tab/><text:span text:style-name="T1">- <text:tab/></text:span><text:span text:style-name="T6">1/2</text:span></text:p>
        </text:list-item>
        <text:list-item>
          <text:p text:style-name="P11"><text:span text:style-name="T13">Game menu</text:span><text:tab/><text:span text:style-name="T1">- <text:tab/></text:span><text:span text:style-name="T6">3</text:span></text:p>
        </text:list-item>
        <text:list-item>
          <text:p text:style-name="P11">game over<text:tab/><text:span text:style-name="T1">- <text:tab/></text:span><text:span text:style-name="T6">2</text:span></text:p>
        </text:list-item>
      </text:list>
      <text:p text:style-name="P3"/>
      <text:p text:style-name="P3">Player:</text:p>
      <text:list xml:id="list4013635212539291173" text:style-name="L4">
        <text:list-item>
          <text:p text:style-name="P12">Player<text:tab/><text:tab/><text:span text:style-name="T1">- </text:span></text:p>
        </text:list-item>
        <text:list-item>
          <text:p text:style-name="P12">getInput<text:tab/><text:span text:style-name="T1">- <text:tab/></text:span><text:span text:style-name="T6">1</text:span><text:span text:style-name="T1"> </text:span></text:p>
        </text:list-item>
      </text:list>
      <text:p text:style-name="P3"/>
      <text:p text:style-name="P3">AI:</text:p>
      <text:list xml:id="list4057886118565357143" text:style-name="L5">
        <text:list-item>
          <text:p text:style-name="P13"><text:span text:style-name="T13">Choose a</text:span> move<text:tab/><text:span text:style-name="T1">- <text:tab/></text:span><text:span text:style-name="T6">3</text:span></text:p>
        </text:list-item>
        <text:list-item>
          <text:p text:style-name="P20"><text:span text:style-name="T12">Choose a piece</text:span><text:span text:style-name="T11"> <text:tab/></text:span><text:span text:style-name="T6">-<text:tab/>1</text:span></text:p>
        </text:list-item>
      </text:list>
      <text:p text:style-name="P3"/>
      <text:p text:style-name="P3">Move:</text:p>
      <text:list xml:id="list4229605545489798482" text:style-name="L6">
        <text:list-item>
          <text:p text:style-name="P14">.. <text:tab/><text:span text:style-name="T1">- <text:tab/></text:span><text:span text:style-name="T6">2</text:span><text:tab/><text:tab/></text:p>
        </text:list-item>
      </text:list>
      <text:p text:style-name="P3"><text:tab/></text:p>
      <text:p text:style-name="P3">Game:</text:p>
      <text:list xml:id="list8253230040700154587" text:style-name="L7">
        <text:list-item>
          <text:p text:style-name="P15"><text:span text:style-name="T13">Get move from player</text:span> <text:tab/><text:span text:style-name="T1">- </text:span><text:span text:style-name="T8">Points together with next task</text:span></text:p>
        </text:list-item>
        <text:list-item>
          <text:p text:style-name="P15"><text:soft-page-break/><text:span text:style-name="T13">Validatge</text:span> i<text:span text:style-name="T13">n</text:span> piece-<text:span text:style-name="T13">c</text:span>lass <text:span text:style-name="T13">if a</text:span> move er <text:span text:style-name="T13">valid</text:span> <text:span text:style-name="T1"><text:tab/><text:tab/>-<text:tab/></text:span><text:span text:style-name="T5">3</text:span></text:p>
        </text:list-item>
        <text:list-item>
          <text:p text:style-name="P15"><text:span text:style-name="T13">Execute move<text:tab/><text:tab/><text:tab/><text:tab/><text:tab/></text:span><text:tab/><text:span text:style-name="T1">-<text:tab/></text:span><text:span text:style-name="T5">1</text:span></text:p>
        </text:list-item>
        <text:list-item>
          <text:p text:style-name="P15"><text:span text:style-name="T13">Check</text:span> status <text:span text:style-name="T13">Checkmate</text:span>/<text:span text:style-name="T13">Check<text:tab/></text:span><text:tab/><text:tab/><text:span text:style-name="T1">-<text:tab/></text:span><text:span text:style-name="T6">13</text:span><text:span text:style-name="T1"><text:tab/></text:span></text:p>
        </text:list-item>
      </text:list>
      <text:p text:style-name="P6"/>
      <text:p text:style-name="P5">Documentation:</text:p>
      <text:list xml:id="list6677415590879206180" text:style-name="L8">
        <text:list-item>
          <text:p text:style-name="P19">Req. Speq: <text:tab/><text:tab/><text:span text:style-name="T1">-<text:tab/>5</text:span></text:p>
        </text:list-item>
        <text:list-item>
          <text:p text:style-name="P19">Use case diagram<text:tab/><text:span text:style-name="T1">-<text:tab/>5</text:span></text:p>
        </text:list-item>
        <text:list-item>
          <text:p text:style-name="P19">Use pattern<text:tab/><text:tab/><text:span text:style-name="T1">-<text:tab/>5</text:span></text:p>
        </text:list-item>
        <text:list-item>
          <text:p text:style-name="P19">Class diagram<text:tab/><text:tab/><text:span text:style-name="T1">-<text:tab/>5</text:span></text:p>
        </text:list-item>
        <text:list-item>
          <text:p text:style-name="P19">System seq. Diagram<text:tab/><text:span text:style-name="T1">-<text:tab/>5</text:span></text:p>
        </text:list-item>
      </text:list>
      <text:p text:style-name="P21"/>
      <text:p text:style-name="P21"/>
      <text:p text:style-name="P22">Oppgaver:</text:p>
      <text:p text:style-name="P22"/>
      <text:p text:style-name="P23">1: Ole <text:span text:style-name="T13">and</text:span> Lars <text:span text:style-name="T13">Erik (24)</text:span></text:p>
      <text:list xml:id="list1850608729473443370" text:style-name="L9">
        <text:list-item>
          <text:p text:style-name="P24">Player <text:span text:style-name="T13">and</text:span> AI</text:p>
        </text:list-item>
        <text:list-item>
          <text:p text:style-name="P24"><text:span text:style-name="T13">C</text:span>lassdiagram</text:p>
        </text:list-item>
        <text:list-item>
          <text:p text:style-name="P24">Move</text:p>
        </text:list-item>
        <text:list-item>
          <text:p text:style-name="P24">Board</text:p>
        </text:list-item>
        <text:list-item>
          <text:p text:style-name="P24">Valid<text:span text:style-name="T13">ate</text:span></text:p>
        </text:list-item>
      </text:list>
      <text:p text:style-name="P23"/>
      <text:p text:style-name="P23">2: Niko <text:span text:style-name="T13">and</text:span> Alex <text:span text:style-name="T13">M <text:s/>(26)</text:span></text:p>
      <text:list xml:id="list3736957219098695774" text:style-name="L10">
        <text:list-item>
          <text:p text:style-name="P25">Piece-<text:span text:style-name="T13">class and all the subclass</text:span></text:p>
        </text:list-item>
      </text:list>
      <text:p text:style-name="P23"/>
      <text:p text:style-name="P23"><text:span text:style-name="T13">3: </text:span>Håkon <text:span text:style-name="T13">and</text:span> <text:span text:style-name="T13">J</text:span>on <text:span text:style-name="T13">(27)</text:span></text:p>
      <text:list xml:id="list4823552263881807955" text:style-name="L12">
        <text:list-item>
          <text:p text:style-name="P29"><text:span text:style-name="T8">G</text:span><text:span text:style-name="T7">ame</text:span></text:p>
        </text:list-item>
        <text:list-item>
          <text:p text:style-name="P29"><text:span text:style-name="T7">system seq</text:span></text:p>
        </text:list-item>
        <text:list-item>
          <text:p text:style-name="P29"><text:span text:style-name="T7">user spesifi</text:span><text:span text:style-name="T8">cation</text:span></text:p>
        </text:list-item>
      </text:list>
      <text:p text:style-name="P23"/>
      <text:p text:style-name="P26"><text:span text:style-name="T7">4: </text:span><text:span text:style-name="T8">H</text:span><text:span text:style-name="T7">ussain, </text:span><text:span text:style-name="T8">M</text:span><text:span text:style-name="T7">athias </text:span><text:span text:style-name="T8">and</text:span><text:span text:style-name="T7"> </text:span><text:span text:style-name="T8">A</text:span><text:span text:style-name="T7">le</text:span><text:span text:style-name="T8">ks S (36)</text:span></text:p>
      <text:list xml:id="list8812101802288241426" text:style-name="L15">
        <text:list-item>
          <text:p text:style-name="P30"><text:span text:style-name="T7">gui</text:span></text:p>
        </text:list-item>
        <text:list-item>
          <text:p text:style-name="P30"><text:span text:style-name="T7">req spee</text:span></text:p>
        </text:list-item>
        <text:list-item>
          <text:p text:style-name="P31"><text:span text:style-name="T7">user case diagra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4:27:12.906000000</meta:creation-date>
    <dc:date>2014-02-24T19:57:01.353000000</dc:date>
    <meta:editing-duration>PT5M49S</meta:editing-duration>
    <meta:editing-cycles>4</meta:editing-cycles>
    <meta:generator>LibreOffice/4.1.2.3$Windows_x86 LibreOffice_project/40b2d7fde7e8d2d7bc5a449dc65df4d08a7dd38</meta:generator>
    <meta:document-statistic meta:table-count="0" meta:image-count="0" meta:object-count="0" meta:page-count="2" meta:paragraph-count="65" meta:word-count="257" meta:character-count="1137" meta:non-whitespace-character-count="934"/>
  </office:meta>
</office:document-meta>
</file>